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xxxxxx means any</text:p>
          </table:table-cell>
          <table:table-cell table:number-columns-repeated="2"/>
        </table:table-row>
        <table:table-row table:style-name="ro1">
          <table:table-cell office:value-type="string">
            <text:p>NodeID part</text:p>
          </table:table-cell>
          <table:table-cell office:value-type="string">
            <text:p>suffix</text:p>
          </table:table-cell>
          <table:table-cell office:value-type="string">
            <text:p>Meaning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07/11/2009</text:date>, <text:time>21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7-04T21:10:01</meta:creation-date>
    <dc:date>2009-11-07T21:17:27</dc:date>
    <dc:creator>David Harris</dc:creator>
    <meta:editing-duration>PT00H05M35S</meta:editing-duration>
    <meta:editing-cycles>5</meta:editing-cycles>
    <meta:generator>OpenOffice.org/3.1$Unix OpenOffice.org_project/310m11$Build-9399</meta:generator>
    <meta:document-statistic meta:table-count="3" meta:cell-count="10" meta:object-count="0"/>
  </office:meta>
</office:document-meta>
</file>